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MUX CHEAT SHEET (for your AI Trading Lab server)</text:h>
      <text:h text:style-name="Heading_20_2" text:outline-level="2">What tmux does</text:h>
      <text:p text:style-name="Text_20_body">tmux lets programs keep running even if you close the terminal or disconnect.<text:line-break/>Perfect for letting your trading simulation run 24/7.</text:p>
      <text:p text:style-name="Horizontal_20_Line"/>
      <text:h text:style-name="Heading_20_1" text:outline-level="1">1. Install tmux (one time)</text:h>
      <text:p text:style-name="Text_20_body">sudo apt install tmux</text:p>
      <text:p text:style-name="Horizontal_20_Line"/>
      <text:h text:style-name="Heading_20_1" text:outline-level="1">2. Start a new tmux session</text:h>
      <text:p text:style-name="Text_20_body">tmux new -s tradinglab</text:p>
      <text:p text:style-name="Text_20_body">You are now inside a persistent session called <text:span text:style-name="Strong_20_Emphasis">tradinglab</text:span>.</text:p>
      <text:p text:style-name="Text_20_body">Start your program normally:</text:p>
      <text:p text:style-name="Text_20_body">python3 market_agent.py --live</text:p>
      <text:p text:style-name="Horizontal_20_Line"/>
      <text:h text:style-name="Heading_20_1" text:outline-level="1">3. Detach from tmux (leave it running)</text:h>
      <text:p text:style-name="Text_20_body">Press:</text:p>
      <text:p text:style-name="Text_20_body">Ctrl + B<text:line-break/>then press<text:line-break/>D</text:p>
      <text:p text:style-name="Text_20_body">Your program keeps running in the background.</text:p>
      <text:p text:style-name="Horizontal_20_Line"/>
      <text:h text:style-name="Heading_20_1" text:outline-level="1">4. Reconnect to the running session</text:h>
      <text:p text:style-name="Text_20_body">tmux attach -t tradinglab</text:p>
      <text:p text:style-name="Text_20_body">You will see the program exactly where it left off.</text:p>
      <text:p text:style-name="Horizontal_20_Line"><text:soft-page-break/></text:p>
      <text:h text:style-name="Heading_20_1" text:outline-level="1">5. Stop the program inside tmux</text:h>
      <text:p text:style-name="Text_20_body">Press:</text:p>
      <text:p text:style-name="Text_20_body">Ctrl + C</text:p>
      <text:p text:style-name="Horizontal_20_Line"/>
      <text:h text:style-name="Heading_20_1" text:outline-level="1">6. Update your trading lab code on computer #2</text:h>
      <text:p text:style-name="Text_20_body">Inside the repo:</text:p>
      <text:p text:style-name="Text_20_body">git pull<text:line-break/>git fetch --tags</text:p>
      <text:p text:style-name="Text_20_body">Restart the program:</text:p>
      <text:p text:style-name="Text_20_body">python3 market_agent.py --live</text:p>
      <text:p text:style-name="Horizontal_20_Line"/>
      <text:h text:style-name="Heading_20_1" text:outline-level="1">7. See all running tmux sessions</text:h>
      <text:p text:style-name="Text_20_body">tmux ls</text:p>
      <text:p text:style-name="Text_20_body">Example output:</text:p>
      <text:p text:style-name="Text_20_body">tradinglab: 1 windows</text:p>
      <text:p text:style-name="Horizontal_20_Line"/>
      <text:h text:style-name="Heading_20_1" text:outline-level="1">8. Kill a tmux session (stop everything)</text:h>
      <text:p text:style-name="Text_20_body">tmux kill-session -t tradinglab</text:p>
      <text:p text:style-name="Horizontal_20_Line"/>
      <text:h text:style-name="Heading_20_1" text:outline-level="1">Typical workflow for your setup</text:h>
      <text:p text:style-name="Text_20_body">Computer #1 (development machine)<text:line-break/>edit code<text:line-break/>git commit<text:line-break/>git push</text:p>
      <text:p text:style-name="Text_20_body">Computer #2 (simulation server)</text:p>
      <text:p text:style-name="Text_20_body"><text:soft-page-break/>tmux attach -t tradinglab<text:line-break/>Ctrl + C<text:line-break/>git pull<text:line-break/>git fetch --tags<text:line-break/>python3 market_agent.py --live<text:line-break/>Ctrl + B then D</text:p>
      <text:p text:style-name="Text_20_body">Simulation keeps running 24/7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0:51:28.028438946</meta:creation-date>
    <meta:generator>LibreOffice/7.3.7.2$Linux_X86_64 LibreOffice_project/30$Build-2</meta:generator>
    <dc:date>2026-03-11T10:52:01.218624161</dc:date>
    <meta:editing-duration>PT34S</meta:editing-duration>
    <meta:editing-cycles>1</meta:editing-cycles>
    <meta:document-statistic meta:table-count="0" meta:image-count="0" meta:object-count="0" meta:page-count="3" meta:paragraph-count="36" meta:word-count="214" meta:character-count="1217" meta:non-whitespace-character-count="1044"/>
  </office:meta>
</office:document-meta>
</file>